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B3DD3BFEFC.png" manifest:media-type="image/png"/>
  <manifest:file-entry manifest:full-path="Pictures/10000000000001B5000000A4129F9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6666ff" draw:textarea-horizontal-align="justify" draw:textarea-vertical-align="middle" draw:auto-grow-height="false" fo:min-height="1.35cm" fo:min-width="3.2cm" draw:shadow="visible"/>
    </style:style>
    <style:style style:name="gr3" style:family="graphic" style:parent-style-name="standard" style:list-style-name="L1">
      <style:graphic-properties svg:stroke-color="#000000" draw:fill-color="#6666ff" draw:textarea-horizontal-align="justify" draw:textarea-vertical-align="middle" draw:auto-grow-height="false" fo:min-height="1.35cm" fo:min-width="3.1cm" draw:shadow="visible"/>
    </style:style>
    <style:style style:name="gr4" style:family="graphic" style:parent-style-name="objectwithoutfill">
      <style:graphic-properties draw:stroke="dash" draw:stroke-dash="Dashed_20__28_var_29_" svg:stroke-width="0.1cm" svg:stroke-color="#0000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.1cm" svg:stroke-color="#0000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2cm" draw:shadow="visible"/>
    </style:style>
    <style:style style:name="gr7" style:family="graphic" style:parent-style-name="standard">
      <style:graphic-properties svg:stroke-width="0.1cm" svg:stroke-color="#ffff00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cm" svg:stroke-color="#ff99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cm" svg:stroke-color="#ff99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marker-start="Arrow" draw:marker-start-width="0.3cm" draw:marker-end-width="0.3cm" draw:fill="none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cm" svg:stroke-color="#ffff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66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cm" svg:stroke-color="#000000" draw:marker-start="Arrow" draw:marker-start-width="0.3cm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.1cm" svg:stroke-color="#0000ff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6666ff"/>
      <style:paragraph-properties fo:margin-left="0cm" fo:margin-right="0cm" fo:text-align="center" fo:text-indent="0cm"/>
      <style:text-properties fo:color="#ffffff"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4.3cm" svg:height="1.5cm" svg:x="10.9cm" svg:y="3.461cm">
          <draw:image xlink:href="Pictures/10000000000001B5000000A4129F92AD.png" xlink:type="simple" xlink:show="embed" xlink:actuate="onLoad">
            <text:p/>
          </draw:image>
        </draw:frame>
        <draw:custom-shape draw:style-name="gr2" draw:text-style-name="P3" xml:id="id9" draw:id="id9" draw:layer="layout" svg:width="3.7cm" svg:height="1.6cm" svg:x="2.9cm" svg:y="10.5cm">
          <text:p text:style-name="P2"><text:span text:style-name="T1">B2B source </text:span></text:p>
          <text:p text:style-name="P2"><text:span text:style-name="T1">SCU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3.6cm" svg:height="1.6cm" svg:x="15.5cm" svg:y="12.7cm">
          <text:p text:style-name="P4"><text:span text:style-name="T2">B2B target </text:span></text:p>
          <text:p text:style-name="P4"><text:span text:style-name="T2">SCU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" draw:id="id6" draw:layer="layout" svg:width="4.3cm" svg:height="1.5cm" svg:x="9.1cm" svg:y="7.9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5" draw:id="id5" draw:layer="layout" svg:width="4.3cm" svg:height="1.5cm" svg:x="2.6cm" svg:y="7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3" draw:id="id3" draw:layer="layout" svg:width="4.3cm" svg:height="1.4cm" svg:x="6cm" svg:y="5.6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2" draw:id="id2" draw:layer="layout" svg:width="4.3cm" svg:height="1.5cm" svg:x="16cm" svg:y="5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7" draw:id="id7" draw:layer="layout" svg:width="4.3cm" svg:height="1.5cm" svg:x="12.2cm" svg:y="10.4cm">
          <draw:image xlink:href="Pictures/10000000000001B5000000A4129F92AD.png" xlink:type="simple" xlink:show="embed" xlink:actuate="onLoad">
            <text:p/>
          </draw:image>
        </draw:frame>
        <draw:line draw:style-name="gr4" draw:text-style-name="P1" draw:layer="layout" svg:x1="16.2cm" svg:y1="11.6cm" svg:x2="17cm" svg:y2="12.7cm">
          <text:p/>
        </draw:line>
        <draw:line draw:style-name="gr5" draw:text-style-name="P1" draw:layer="layout" svg:x1="-10.7cm" svg:y1="16.6cm" svg:x2="-8.5cm" svg:y2="16.6cm">
          <text:p/>
        </draw:line>
        <draw:custom-shape draw:style-name="gr6" draw:text-style-name="P6" xml:id="id4" draw:id="id4" draw:layer="layout" svg:width="3.7cm" svg:height="1.6cm" svg:x="11.2cm" svg:y="0.6cm">
          <text:p text:style-name="P2">DM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2cm" svg:y1="4.211cm" svg:x2="18.15cm" svg:y2="5.5cm" draw:start-shape="id1" draw:start-glue-point="1" draw:end-shape="id2" draw:end-glue-point="0" svg:d="M15200 4211h2950v1289" svg:viewBox="0 0 2951 1290">
          <text:p/>
        </draw:connector>
        <draw:connector draw:style-name="gr7" draw:text-style-name="P2" draw:layer="layout" svg:x1="10.9cm" svg:y1="4.211cm" svg:x2="8.15cm" svg:y2="5.6cm" draw:start-shape="id1" draw:start-glue-point="3" draw:end-shape="id3" draw:end-glue-point="0" svg:d="M10900 4211h-2750v1389" svg:viewBox="0 0 2751 1390">
          <text:p/>
        </draw:connector>
        <draw:connector draw:style-name="gr7" draw:text-style-name="P2" draw:layer="layout" svg:x1="13.05cm" svg:y1="2.2cm" svg:x2="13.05cm" svg:y2="3.461cm" draw:start-shape="id4" draw:start-glue-point="2" draw:end-shape="id1" draw:end-glue-point="0" svg:d="M13050 2200v1261" svg:viewBox="0 0 1 1262">
          <text:p/>
        </draw:connector>
        <draw:connector draw:style-name="gr7" draw:text-style-name="P2" draw:layer="layout" svg:x1="6cm" svg:y1="6.3cm" svg:x2="4.75cm" svg:y2="7.8cm" draw:start-shape="id3" draw:start-glue-point="3" draw:end-shape="id5" draw:end-glue-point="0" svg:d="M6000 6300h-1250v1500" svg:viewBox="0 0 1251 1501">
          <text:p/>
        </draw:connector>
        <draw:connector draw:style-name="gr7" draw:text-style-name="P2" draw:layer="layout" svg:x1="10.3cm" svg:y1="6.3cm" svg:x2="11.25cm" svg:y2="7.9cm" draw:start-shape="id3" draw:start-glue-point="1" draw:end-shape="id6" svg:d="M10300 6300h950v1600" svg:viewBox="0 0 951 1601">
          <text:p/>
        </draw:connector>
        <draw:connector draw:style-name="gr7" draw:text-style-name="P2" draw:layer="layout" svg:x1="13.4cm" svg:y1="8.65cm" svg:x2="14.35cm" svg:y2="10.4cm" draw:start-shape="id6" draw:start-glue-point="1" draw:end-shape="id7" draw:end-glue-point="0" svg:d="M13400 8650h950v1750" svg:viewBox="0 0 951 1751">
          <text:p/>
        </draw:connector>
        <draw:connector draw:style-name="gr7" draw:text-style-name="P2" draw:layer="layout" svg:x1="17.3cm" svg:y1="12.7cm" svg:x2="16.5cm" svg:y2="11.15cm" draw:start-shape="id8" draw:start-glue-point="0" draw:end-shape="id7" draw:end-glue-point="1" svg:d="M17300 12700v-1550h-800" svg:viewBox="0 0 801 1551">
          <text:p/>
        </draw:connector>
        <draw:connector draw:style-name="gr7" draw:text-style-name="P2" draw:layer="layout" svg:x1="4.75cm" svg:y1="9.3cm" svg:x2="4.75cm" svg:y2="10.5cm" draw:start-shape="id5" draw:start-glue-point="2" draw:end-shape="id9" draw:end-glue-point="0" svg:d="M4750 9300v1200" svg:viewBox="0 0 1 1201">
          <text:p/>
        </draw:connector>
        <draw:line draw:style-name="gr8" draw:text-style-name="P1" draw:layer="layout" svg:x1="15.8cm" svg:y1="11.7cm" svg:x2="16.6cm" svg:y2="12.7cm">
          <text:p/>
        </draw:line>
        <draw:line draw:style-name="gr8" draw:text-style-name="P1" draw:layer="layout" svg:x1="12.7cm" svg:y1="9.1cm" svg:x2="13.8cm" svg:y2="10.5cm">
          <text:p/>
        </draw:line>
        <draw:line draw:style-name="gr8" draw:text-style-name="P1" draw:layer="layout" svg:x1="9.7cm" svg:y1="6.7cm" svg:x2="10.8cm" svg:y2="8.1cm">
          <text:p/>
        </draw:line>
        <draw:line draw:style-name="gr8" draw:text-style-name="P1" draw:layer="layout" svg:x1="5.175cm" svg:y1="8.175cm" svg:x2="6.3cm" svg:y2="6.6cm">
          <text:p/>
        </draw:line>
        <draw:line draw:style-name="gr8" draw:text-style-name="P1" draw:layer="layout" svg:x1="5cm" svg:y1="10.8cm" svg:x2="6.125cm" svg:y2="9.225cm">
          <text:p/>
        </draw:line>
        <draw:line draw:style-name="gr4" draw:text-style-name="P1" draw:layer="layout" svg:x1="13.2cm" svg:y1="9.1cm" svg:x2="14.2cm" svg:y2="10.4cm">
          <text:p/>
        </draw:line>
        <draw:line draw:style-name="gr4" draw:text-style-name="P1" draw:layer="layout" svg:x1="10.1cm" svg:y1="6.7cm" svg:x2="11.2cm" svg:y2="8.1cm">
          <text:p/>
        </draw:line>
        <draw:line draw:style-name="gr4" draw:text-style-name="P1" draw:layer="layout" svg:x1="11.7cm" svg:y1="4.8cm" svg:x2="9.8cm" svg:y2="5.9cm">
          <text:p/>
        </draw:line>
        <draw:line draw:style-name="gr4" draw:text-style-name="P1" draw:layer="layout" svg:x1="13.5cm" svg:y1="2.1cm" svg:x2="13.5cm" svg:y2="3.4cm">
          <text:p/>
        </draw:line>
        <draw:line draw:style-name="gr4" draw:text-style-name="P1" draw:layer="layout" svg:x1="12.7cm" svg:y1="3.5cm" svg:x2="12.7cm" svg:y2="2cm">
          <text:p/>
        </draw:line>
        <draw:line draw:style-name="gr4" draw:text-style-name="P1" draw:layer="layout" svg:x1="9.3cm" svg:y1="5.7cm" svg:x2="11cm" svg:y2="4.7cm">
          <text:p/>
        </draw:line>
        <draw:line draw:style-name="gr4" draw:text-style-name="P1" draw:layer="layout" svg:x1="4.9cm" svg:y1="7.9cm" svg:x2="6cm" svg:y2="6.4cm">
          <text:p/>
        </draw:line>
        <draw:line draw:style-name="gr4" draw:text-style-name="P1" draw:layer="layout" svg:x1="4.7cm" svg:y1="10.6cm" svg:x2="5.8cm" svg:y2="9.1cm">
          <text:p/>
        </draw:line>
        <draw:g>
          <draw:line draw:style-name="gr9" draw:text-style-name="P1" draw:layer="layout" svg:x1="18cm" svg:y1="1.6cm" svg:x2="19.7cm" svg:y2="1.6cm">
            <text:p/>
          </draw:line>
          <draw:frame draw:style-name="gr10" draw:text-style-name="P7" draw:layer="layout" svg:width="12cm" svg:height="3.806cm" svg:x="19.7cm" svg:y="0.4cm">
            <draw:text-box>
              <text:p>Optical fiber</text:p>
              <text:p>B2B timing frames path in B2B VLAN</text:p>
              <text:p>B2B timing frames path via DM</text:p>
            </draw:text-box>
          </draw:frame>
          <draw:line draw:style-name="gr11" draw:text-style-name="P1" draw:layer="layout" svg:x1="17.9cm" svg:y1="0.9cm" svg:x2="19.5cm" svg:y2="0.9cm">
            <text:p/>
          </draw:line>
          <draw:line draw:style-name="gr5" draw:text-style-name="P1" draw:layer="layout" svg:x1="17.975cm" svg:y1="2.3cm" svg:x2="19.675cm" svg:y2="2.3cm">
            <text:p/>
          </draw:line>
        </draw:g>
      </draw:page>
      <draw:page draw:name="page2" draw:style-name="dp1" draw:master-page-name="默认">
        <draw:frame draw:style-name="gr1" draw:text-style-name="P1" xml:id="id11" draw:id="id11" draw:layer="layout" svg:width="8.362cm" svg:height="2.9cm" svg:x="13.297cm" svg:y="0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2" draw:id="id12" draw:layer="layout" svg:width="8.362cm" svg:height="2.9cm" svg:x="15.959cm" svg:y="4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3" draw:id="id13" draw:layer="layout" svg:width="8.362cm" svg:height="2.9cm" svg:x="18.797cm" svg:y="8.1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0" draw:id="id10" draw:layer="layout" svg:width="9.419cm" svg:height="4.736cm" svg:x="0.64cm" svg:y="4cm">
          <draw:image xlink:href="Pictures/1000000000000164000000B3DD3BFEFC.png" xlink:type="simple" xlink:show="embed" xlink:actuate="onLoad">
            <text:p/>
          </draw:image>
        </draw:frame>
        <draw:connector draw:style-name="gr12" draw:text-style-name="P1" draw:layer="layout" draw:type="curve" svg:x1="5.349cm" svg:y1="4cm" svg:x2="13.297cm" svg:y2="2.25cm" draw:start-shape="id10" draw:start-glue-point="0" draw:end-shape="id11" svg:d="M5349 4000c0-1167 2649-1750 7948-1750" svg:viewBox="0 0 7949 1751">
          <text:p/>
        </draw:connector>
        <draw:connector draw:style-name="gr13" draw:text-style-name="P1" draw:layer="layout" draw:type="curve" svg:x1="10.059cm" svg:y1="6.368cm" svg:x2="15.959cm" svg:y2="5.95cm" draw:start-shape="id10" draw:start-glue-point="1" draw:end-shape="id12" svg:d="M10059 6368c4425 0 1475-418 5900-418" svg:viewBox="0 0 5901 419">
          <text:p/>
        </draw:connector>
        <draw:connector draw:style-name="gr13" draw:text-style-name="P1" draw:layer="layout" draw:type="curve" svg:x1="5.349cm" svg:y1="8.736cm" svg:x2="18.797cm" svg:y2="9.55cm" draw:start-shape="id10" draw:start-glue-point="2" draw:end-shape="id13" svg:d="M5349 8736c0 543 4482 814 13448 814" svg:viewBox="0 0 13449 815">
          <text:p/>
        </draw:connector>
        <draw:connector draw:style-name="gr14" draw:text-style-name="P1" draw:layer="layout" draw:type="curve" svg:x1="17.478cm" svg:y1="3.7cm" svg:x2="20.14cm" svg:y2="4.5cm" draw:start-shape="id11" draw:start-glue-point="2" draw:end-shape="id12" draw:end-glue-point="0" svg:d="M17478 3700c0 600 2662 200 2662 800" svg:viewBox="0 0 2663 801">
          <text:p/>
        </draw:connector>
        <draw:connector draw:style-name="gr14" draw:text-style-name="P1" draw:layer="layout" draw:type="curve" svg:x1="20.14cm" svg:y1="7.4cm" svg:x2="22.978cm" svg:y2="8.1cm" draw:start-shape="id12" draw:start-glue-point="2" draw:end-shape="id13" draw:end-glue-point="0" svg:d="M20140 7400c0 525 2838 175 2838 700" svg:viewBox="0 0 2839 701">
          <text:p/>
        </draw:connector>
        <draw:connector draw:style-name="gr13" draw:text-style-name="P1" draw:layer="layout" draw:type="curve" svg:x1="5.834cm" svg:y1="4.378cm" svg:x2="13.782cm" svg:y2="2.628cm" svg:d="M5834 4378c0-1167 2649-1750 7948-1750" svg:viewBox="0 0 7949 1751">
          <text:p/>
        </draw:connector>
        <draw:connector draw:style-name="gr13" draw:text-style-name="P1" draw:layer="layout" draw:type="curve" svg:x1="10.059cm" svg:y1="6.568cm" svg:x2="15.959cm" svg:y2="6.15cm" svg:d="M10059 6568c4425 0 1475-418 5900-418" svg:viewBox="0 0 5901 419">
          <text:p/>
        </draw:connector>
        <draw:connector draw:style-name="gr13" draw:text-style-name="P1" draw:layer="layout" draw:type="curve" svg:x1="10.059cm" svg:y1="6.768cm" svg:x2="15.959cm" svg:y2="6.35cm" svg:d="M10059 6768c4425 0 1475-418 5900-418" svg:viewBox="0 0 5901 419">
          <text:p/>
        </draw:connector>
        <draw:connector draw:style-name="gr13" draw:text-style-name="P1" draw:layer="layout" draw:type="curve" svg:x1="10.059cm" svg:y1="6.968cm" svg:x2="15.959cm" svg:y2="6.55cm" svg:d="M10059 6968c4425 0 1475-418 5900-418" svg:viewBox="0 0 5901 419">
          <text:p/>
        </draw:connector>
        <draw:connector draw:style-name="gr13" draw:text-style-name="P1" draw:layer="layout" draw:type="curve" svg:x1="6.029cm" svg:y1="4.504cm" svg:x2="13.977cm" svg:y2="2.754cm" svg:d="M6029 4504c0-1167 2649-1750 7948-1750" svg:viewBox="0 0 7949 1751">
          <text:p/>
        </draw:connector>
        <draw:connector draw:style-name="gr13" draw:text-style-name="P1" draw:layer="layout" draw:type="curve" svg:x1="6.224cm" svg:y1="4.63cm" svg:x2="14.172cm" svg:y2="2.88cm" svg:d="M6224 4630c0-1167 2649-1750 7948-1750" svg:viewBox="0 0 7949 1751">
          <text:p/>
        </draw:connector>
        <draw:connector draw:style-name="gr13" draw:text-style-name="P1" xml:id="id14" draw:id="id14" draw:layer="layout" draw:type="curve" svg:x1="5.349cm" svg:y1="8.511cm" svg:x2="18.797cm" svg:y2="9.325cm" svg:d="M5349 8511c0 543 4482 814 13448 814" svg:viewBox="0 0 13449 815">
          <text:p/>
        </draw:connector>
        <draw:connector draw:style-name="gr13" draw:text-style-name="P1" draw:layer="layout" draw:type="curve" svg:x1="5.349cm" svg:y1="8.286cm" svg:x2="18.797cm" svg:y2="9.1cm" svg:d="M5349 8286c0 543 4482 814 13448 814" svg:viewBox="0 0 13449 815">
          <text:p/>
        </draw:connector>
        <draw:connector draw:style-name="gr13" draw:text-style-name="P1" draw:layer="layout" draw:type="curve" svg:x1="5.349cm" svg:y1="8.061cm" svg:x2="18.797cm" svg:y2="8.875cm" svg:d="M5349 8061c0 543 4482 814 13448 814" svg:viewBox="0 0 13449 815">
          <text:p/>
        </draw:connector>
        <draw:frame draw:style-name="gr1" draw:text-style-name="P1" xml:id="id15" draw:id="id15" draw:layer="layout" svg:width="8.362cm" svg:height="2.9cm" svg:x="19.938cm" svg:y="11.9cm">
          <draw:image xlink:href="Pictures/10000000000001B5000000A4129F92AD.png" xlink:type="simple" xlink:show="embed" xlink:actuate="onLoad">
            <text:p/>
          </draw:image>
        </draw:frame>
        <draw:connector draw:style-name="gr15" draw:text-style-name="P1" draw:layer="layout" draw:type="curve" svg:x1="5.349cm" svg:y1="8.511cm" svg:x2="19.938cm" svg:y2="13.35cm" draw:start-shape="id14" draw:start-glue-point="2" draw:end-shape="id15" svg:d="M5349 8511c-750 0-8044 4839 14589 4839" svg:viewBox="0 0 16299 4840">
          <text:p/>
        </draw:connector>
        <draw:connector draw:style-name="gr13" draw:text-style-name="P1" draw:layer="layout" draw:type="curve" svg:x1="5.042cm" svg:y1="8.587cm" svg:x2="20.09cm" svg:y2="13.426cm" svg:d="M5042 8587c-750 0-8274 4839 15048 4839" svg:viewBox="0 0 16795 4840">
          <text:p/>
        </draw:connector>
        <draw:connector draw:style-name="gr13" draw:text-style-name="P1" draw:layer="layout" draw:type="curve" svg:x1="4.735cm" svg:y1="8.663cm" svg:x2="19.783cm" svg:y2="13.502cm" svg:d="M4735 8663c-750 0-8274 4839 15048 4839" svg:viewBox="0 0 16795 4840">
          <text:p/>
        </draw:connector>
        <draw:connector draw:style-name="gr14" draw:text-style-name="P1" draw:layer="layout" draw:type="curve" svg:x1="22.978cm" svg:y1="11cm" svg:x2="24.119cm" svg:y2="11.9cm" draw:start-shape="id13" draw:start-glue-point="2" draw:end-shape="id15" draw:end-glue-point="0" svg:d="M22978 11000c0 675 1141 225 1141 900" svg:viewBox="0 0 1142 901">
          <text:p/>
        </draw:connector>
        <draw:connector draw:style-name="gr16" draw:text-style-name="P1" draw:layer="layout" draw:type="curve" svg:x1="5.349cm" svg:y1="4.189cm" svg:x2="13.297cm" svg:y2="2.439cm" svg:d="M5349 4189c0-1167 2649-1750 7948-1750" svg:viewBox="0 0 7949 1751">
          <text:p/>
        </draw:connector>
        <draw:connector draw:style-name="gr17" draw:text-style-name="P1" draw:layer="layout" draw:type="curve" svg:x1="5.511cm" svg:y1="4.35cm" svg:x2="13.459cm" svg:y2="2.6cm" svg:d="M5511 4350c0-1167 2649-1750 7948-1750" svg:viewBox="0 0 7949 1751">
          <text:p/>
        </draw:connector>
        <draw:connector draw:style-name="gr18" draw:text-style-name="P1" draw:layer="layout" draw:type="curve" svg:x1="5.409cm" svg:y1="8.8cm" svg:x2="19.998cm" svg:y2="13.639cm" svg:d="M5409 8800c-750 0-8044 4839 14589 4839" svg:viewBox="0 0 16299 4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7:25:16.733000000</meta:creation-date>
    <dc:date>2017-01-20T11:53:59.217000000</dc:date>
    <meta:editing-duration>PT21H11M2S</meta:editing-duration>
    <meta:editing-cycles>12</meta:editing-cycles>
    <meta:generator>LibreOffice/4.4.4.3$Windows_x86 LibreOffice_project/2c39ebcf046445232b798108aa8a7e7d89552ea8</meta:generator>
    <meta:document-statistic meta:object-count="63"/>
  </office:meta>
</office:document-meta>
</file>